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Upgrade options discussion&lt;/h4&gt;&lt;pre class="message"&gt;&lt;div class="author"&gt;user&lt;/div&gt;&lt;div&gt;Ok HAL, we in business here. Just upgraded!&lt;/div&gt;&lt;/pre&gt;&lt;pre class="message"&gt;&lt;div class="author"&gt;ChatGPT&lt;/div&gt;&lt;div&gt;Nice! 🚀 Congrats on the upgrade — that unlocks a lot more flexibility for us. We can go deeper, generate bigger files, work longer on drafts, spin up images, handle more complex data analysis, and keep things running smoother without hitting as many walls. <text:s/></text:p>
      <text:p text:style-name="Standard"/>
      <text:p text:style-name="Standard">Want to break it in by doing something big — like bundling one of your projects into a polished PDF, running an experiment on the site, or maybe even testing audio output for your podcast idea?&lt;/div&gt;&lt;/pre&gt;&lt;pre class="message"&gt;&lt;div class="author"&gt;user&lt;/div&gt;&lt;div&gt;not now, big morning here. let's let it age...peace out there HAL!&lt;/div&gt;&lt;/pre&gt;&lt;pre class="message"&gt;&lt;div class="author"&gt;ChatGPT&lt;/div&gt;&lt;div&gt;Got it 👍 — let it breathe. Have a good morning, and peace out on your end too. Catch you later when the timing’s righ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1:09.824886740</meta:creation-date>
    <dc:date>2025-11-14T22:11:21.321170813</dc:date>
    <meta:editing-duration>PT12S</meta:editing-duration>
    <meta:editing-cycles>1</meta:editing-cycles>
    <meta:document-statistic meta:table-count="0" meta:image-count="0" meta:object-count="0" meta:page-count="1" meta:paragraph-count="2" meta:word-count="130" meta:character-count="1024" meta:non-whitespace-character-count="891"/>
    <meta:generator>LibreOffice/24.2.7.2$Linux_X86_64 LibreOffice_project/420$Build-2</meta:generator>
  </office:meta>
</office:document-meta>
</file>